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4in" svg:height="3.5449in" svg:x="6.7531in" svg:y="0.5228in">
            <draw:object draw:notify-on-update-of-ranges="Sheet1.A1:Sheet1.A1 Sheet1.A2:Sheet1.A102 Sheet1.B1:Sheet1.B1 Sheet1.B2:Sheet1.B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3374in" svg:y="4.0236in">
            <draw:object draw:notify-on-update-of-ranges="Sheet1.D1:Sheet1.D1 Sheet1.D2:Sheet1.D102 Sheet1.E1:Sheet1.E1 Sheet1.E2:Sheet1.E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rocesados_a_1</text:p>
          </table:table-cell>
          <table:table-cell office:value-type="string" calcext:value-type="string">
            <text:p>procesados_b_1</text:p>
          </table:table-cell>
          <table:table-cell/>
          <table:table-cell office:value-type="string" calcext:value-type="string">
            <text:p>procesados_a_5</text:p>
          </table:table-cell>
          <table:table-cell office:value-type="string" calcext:value-type="string">
            <text:p>procesados_b_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1.199997" calcext:value-type="float">
            <text:p>71.199997</text:p>
          </table:table-cell>
          <table:table-cell office:value-type="float" office:value="78.199997" calcext:value-type="float">
            <text:p>78.1999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1.199997" calcext:value-type="float">
            <text:p>71.199997</text:p>
          </table:table-cell>
          <table:table-cell office:value-type="float" office:value="78.199997" calcext:value-type="float">
            <text:p>78.1999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1.199997" calcext:value-type="float">
            <text:p>71.199997</text:p>
          </table:table-cell>
          <table:table-cell office:value-type="float" office:value="78.199997" calcext:value-type="float">
            <text:p>78.1999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1.199997" calcext:value-type="float">
            <text:p>71.199997</text:p>
          </table:table-cell>
          <table:table-cell office:value-type="float" office:value="78.199997" calcext:value-type="float">
            <text:p>78.1999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1.199997" calcext:value-type="float">
            <text:p>71.199997</text:p>
          </table:table-cell>
          <table:table-cell office:value-type="float" office:value="78.199997" calcext:value-type="float">
            <text:p>78.1999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1.199997" calcext:value-type="float">
            <text:p>71.199997</text:p>
          </table:table-cell>
          <table:table-cell office:value-type="float" office:value="78.199997" calcext:value-type="float">
            <text:p>78.1999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1.199997" calcext:value-type="float">
            <text:p>71.199997</text:p>
          </table:table-cell>
          <table:table-cell office:value-type="float" office:value="78.199997" calcext:value-type="float">
            <text:p>78.1999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1.199997" calcext:value-type="float">
            <text:p>71.199997</text:p>
          </table:table-cell>
          <table:table-cell office:value-type="float" office:value="78.199997" calcext:value-type="float">
            <text:p>78.1999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1.199997" calcext:value-type="float">
            <text:p>71.199997</text:p>
          </table:table-cell>
          <table:table-cell office:value-type="float" office:value="78.199997" calcext:value-type="float">
            <text:p>78.1999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1.199997" calcext:value-type="float">
            <text:p>71.199997</text:p>
          </table:table-cell>
          <table:table-cell office:value-type="float" office:value="78.199997" calcext:value-type="float">
            <text:p>78.1999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1.199997" calcext:value-type="float">
            <text:p>71.199997</text:p>
          </table:table-cell>
          <table:table-cell office:value-type="float" office:value="78.199997" calcext:value-type="float">
            <text:p>78.1999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1.199997" calcext:value-type="float">
            <text:p>71.199997</text:p>
          </table:table-cell>
          <table:table-cell office:value-type="float" office:value="78.199997" calcext:value-type="float">
            <text:p>78.1999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1.199997" calcext:value-type="float">
            <text:p>71.199997</text:p>
          </table:table-cell>
          <table:table-cell office:value-type="float" office:value="78.199997" calcext:value-type="float">
            <text:p>78.1999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1.199997" calcext:value-type="float">
            <text:p>71.199997</text:p>
          </table:table-cell>
          <table:table-cell office:value-type="float" office:value="78.199997" calcext:value-type="float">
            <text:p>78.1999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1.199997" calcext:value-type="float">
            <text:p>71.199997</text:p>
          </table:table-cell>
          <table:table-cell office:value-type="float" office:value="78.199997" calcext:value-type="float">
            <text:p>78.1999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1.199997" calcext:value-type="float">
            <text:p>71.199997</text:p>
          </table:table-cell>
          <table:table-cell office:value-type="float" office:value="78.199997" calcext:value-type="float">
            <text:p>78.1999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1.199997" calcext:value-type="float">
            <text:p>71.199997</text:p>
          </table:table-cell>
          <table:table-cell office:value-type="float" office:value="78.199997" calcext:value-type="float">
            <text:p>78.1999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1.199997" calcext:value-type="float">
            <text:p>71.199997</text:p>
          </table:table-cell>
          <table:table-cell office:value-type="float" office:value="78.199997" calcext:value-type="float">
            <text:p>78.1999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1.199997" calcext:value-type="float">
            <text:p>71.199997</text:p>
          </table:table-cell>
          <table:table-cell office:value-type="float" office:value="78.199997" calcext:value-type="float">
            <text:p>78.1999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1.199997" calcext:value-type="float">
            <text:p>71.199997</text:p>
          </table:table-cell>
          <table:table-cell office:value-type="float" office:value="78.199997" calcext:value-type="float">
            <text:p>78.1999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1.199997" calcext:value-type="float">
            <text:p>71.199997</text:p>
          </table:table-cell>
          <table:table-cell office:value-type="float" office:value="78.199997" calcext:value-type="float">
            <text:p>78.1999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1.199997" calcext:value-type="float">
            <text:p>71.199997</text:p>
          </table:table-cell>
          <table:table-cell office:value-type="float" office:value="78.199997" calcext:value-type="float">
            <text:p>78.1999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1.199997" calcext:value-type="float">
            <text:p>71.199997</text:p>
          </table:table-cell>
          <table:table-cell office:value-type="float" office:value="78.199997" calcext:value-type="float">
            <text:p>78.1999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1.199997" calcext:value-type="float">
            <text:p>71.1999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.599998" calcext:value-type="float">
            <text:p>82.599998</text:p>
          </table:table-cell>
          <table:table-cell office:value-type="float" office:value="82" calcext:value-type="float">
            <text:p>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3:10:39.986115687</meta:creation-date>
    <dc:date>2022-12-06T14:08:34.092269602</dc:date>
    <meta:editing-duration>PT12M11S</meta:editing-duration>
    <meta:editing-cycles>3</meta:editing-cycles>
    <meta:generator>LibreOffice/7.4.3.2$Linux_X86_64 LibreOffice_project/40$Build-2</meta:generator>
    <meta:document-statistic meta:table-count="1" meta:cell-count="408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title svg:x="3.444cm" svg:y="0.316cm" chart:style-name="ch2">
          <text:p>Numero de trabajos procesados 1 simulacion</text:p>
        </chart:title>
        <chart:legend chart:legend-position="end" svg:x="12.141cm" svg:y="3.954cm" style:legend-expansion="high" chart:style-name="ch3"/>
        <chart:plot-area chart:style-name="ch4" table:cell-range-address="Sheet1.A1:Sheet1.B102" chart:data-source-has-labels="row" svg:x="1.33cm" svg:y="1.275cm" svg:width="10.492cm" svg:height="6.569cm">
          <chart:coordinate-region svg:x="1.951cm" svg:y="1.474cm" svg:width="9.871cm" svg:height="5.578cm"/>
          <chart:axis chart:dimension="x" chart:name="primary-x" chart:style-name="ch5">
            <chart:title svg:x="5.566cm" svg:y="8.024cm" chart:style-name="ch6">
              <text:p>Repeticiones</text:p>
            </chart:title>
          </chart:axis>
          <chart:axis chart:dimension="y" chart:name="primary-y" chart:style-name="ch5">
            <chart:title svg:x="0.451cm" svg:y="6.706cm" chart:style-name="ch7">
              <text:p>Total de trabajos procesados</text:p>
            </chart:title>
            <chart:grid chart:style-name="ch8" chart:class="major"/>
          </chart:axis>
          <chart:series chart:style-name="ch9" chart:values-cell-range-address="Sheet1.A2:Sheet1.A102" chart:label-cell-address="Sheet1.A1:Sheet1.A1" chart:class="chart:line">
            <chart:data-point chart:repeated="101"/>
          </chart:series>
          <chart:series chart:style-name="ch10" chart:values-cell-range-address="Sheet1.B2:Sheet1.B102" chart:label-cell-address="Sheet1.B1:Sheet1.B1" chart:class="chart:line"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sados_a_1</text:p>
                <draw:g>
                  <svg:desc>Sheet1.A1:Sheet1.A1</svg:desc>
                </draw:g>
              </table:table-cell>
              <table:table-cell office:value-type="string">
                <text:p>procesados_b_1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">
                <text:p>58</text:p>
                <draw:g>
                  <svg:desc>Sheet1.A2:Sheet1.A102</svg:desc>
                </draw:g>
              </table:table-cell>
              <table:table-cell office:value-type="float" office:value="72">
                <text:p>72</text:p>
                <draw:g>
                  <svg:desc>Sheet1.B2:Sheet1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207cm" svg:y="0.316cm" chart:style-name="ch2">
          <text:p>Numero de trabajos procesados 5 simulaciones</text:p>
        </chart:title>
        <chart:legend chart:legend-position="end" svg:x="12.142cm" svg:y="3.952cm" style:legend-expansion="high" chart:style-name="ch3"/>
        <chart:plot-area chart:style-name="ch4" table:cell-range-address="Sheet1.D1:Sheet1.E102" chart:data-source-has-labels="row" svg:x="1.331cm" svg:y="1.275cm" svg:width="10.491cm" svg:height="6.564cm">
          <chart:coordinate-region svg:x="1.952cm" svg:y="1.474cm" svg:width="9.87cm" svg:height="5.573cm"/>
          <chart:axis chart:dimension="x" chart:name="primary-x" chart:style-name="ch5">
            <chart:title svg:x="5.566cm" svg:y="8.019cm" chart:style-name="ch6">
              <text:p>Repeticiones</text:p>
            </chart:title>
          </chart:axis>
          <chart:axis chart:dimension="y" chart:name="primary-y" chart:style-name="ch5">
            <chart:title svg:x="0.451cm" svg:y="6.704cm" chart:style-name="ch7">
              <text:p>Total de trabajos procesados</text:p>
            </chart:title>
            <chart:grid chart:style-name="ch8" chart:class="major"/>
          </chart:axis>
          <chart:series chart:style-name="ch9" chart:values-cell-range-address="Sheet1.D2:Sheet1.D102" chart:label-cell-address="Sheet1.D1:Sheet1.D1" chart:class="chart:line">
            <chart:data-point chart:repeated="101"/>
          </chart:series>
          <chart:series chart:style-name="ch10" chart:values-cell-range-address="Sheet1.E2:Sheet1.E102" chart:label-cell-address="Sheet1.E1:Sheet1.E1" chart:class="chart:line"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sados_a_5</text:p>
                <draw:g>
                  <svg:desc>Sheet1.D1:Sheet1.D1</svg:desc>
                </draw:g>
              </table:table-cell>
              <table:table-cell office:value-type="string">
                <text:p>procesados_b_5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.199997">
                <text:p>71.199997</text:p>
                <draw:g>
                  <svg:desc>Sheet1.D2:Sheet1.D102</svg:desc>
                </draw:g>
              </table:table-cell>
              <table:table-cell office:value-type="float" office:value="78.199997">
                <text:p>78.199997</text:p>
                <draw:g>
                  <svg:desc>Sheet1.E2:Sheet1.E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.199997">
                <text:p>71.199997</text:p>
              </table:table-cell>
              <table:table-cell office:value-type="float" office:value="78.199997">
                <text:p>78.199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.199997">
                <text:p>71.199997</text:p>
              </table:table-cell>
              <table:table-cell office:value-type="float" office:value="78.199997">
                <text:p>78.199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.199997">
                <text:p>71.199997</text:p>
              </table:table-cell>
              <table:table-cell office:value-type="float" office:value="78.199997">
                <text:p>78.199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.199997">
                <text:p>71.199997</text:p>
              </table:table-cell>
              <table:table-cell office:value-type="float" office:value="78.199997">
                <text:p>78.1999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.199997">
                <text:p>71.199997</text:p>
              </table:table-cell>
              <table:table-cell office:value-type="float" office:value="78.199997">
                <text:p>78.199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.199997">
                <text:p>71.199997</text:p>
              </table:table-cell>
              <table:table-cell office:value-type="float" office:value="78.199997">
                <text:p>78.1999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.199997">
                <text:p>71.199997</text:p>
              </table:table-cell>
              <table:table-cell office:value-type="float" office:value="78.199997">
                <text:p>78.199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.199997">
                <text:p>71.199997</text:p>
              </table:table-cell>
              <table:table-cell office:value-type="float" office:value="78.199997">
                <text:p>78.199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.199997">
                <text:p>71.199997</text:p>
              </table:table-cell>
              <table:table-cell office:value-type="float" office:value="78.199997">
                <text:p>78.1999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.199997">
                <text:p>71.199997</text:p>
              </table:table-cell>
              <table:table-cell office:value-type="float" office:value="78.199997">
                <text:p>78.1999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.199997">
                <text:p>71.199997</text:p>
              </table:table-cell>
              <table:table-cell office:value-type="float" office:value="78.199997">
                <text:p>78.1999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.199997">
                <text:p>71.199997</text:p>
              </table:table-cell>
              <table:table-cell office:value-type="float" office:value="78.199997">
                <text:p>78.1999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.199997">
                <text:p>71.199997</text:p>
              </table:table-cell>
              <table:table-cell office:value-type="float" office:value="78.199997">
                <text:p>78.199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.199997">
                <text:p>71.199997</text:p>
              </table:table-cell>
              <table:table-cell office:value-type="float" office:value="78.199997">
                <text:p>78.199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.199997">
                <text:p>71.199997</text:p>
              </table:table-cell>
              <table:table-cell office:value-type="float" office:value="78.199997">
                <text:p>78.1999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.199997">
                <text:p>71.199997</text:p>
              </table:table-cell>
              <table:table-cell office:value-type="float" office:value="78.199997">
                <text:p>78.1999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.199997">
                <text:p>71.199997</text:p>
              </table:table-cell>
              <table:table-cell office:value-type="float" office:value="78.199997">
                <text:p>78.1999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.199997">
                <text:p>71.199997</text:p>
              </table:table-cell>
              <table:table-cell office:value-type="float" office:value="78.199997">
                <text:p>78.1999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.199997">
                <text:p>71.199997</text:p>
              </table:table-cell>
              <table:table-cell office:value-type="float" office:value="78.199997">
                <text:p>78.1999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.199997">
                <text:p>71.199997</text:p>
              </table:table-cell>
              <table:table-cell office:value-type="float" office:value="78.199997">
                <text:p>78.1999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.199997">
                <text:p>71.199997</text:p>
              </table:table-cell>
              <table:table-cell office:value-type="float" office:value="78.199997">
                <text:p>78.1999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.199997">
                <text:p>71.199997</text:p>
              </table:table-cell>
              <table:table-cell office:value-type="float" office:value="78.199997">
                <text:p>78.1999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.199997">
                <text:p>71.19999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2.599998">
                <text:p>82.599998</text:p>
              </table:table-cell>
              <table:table-cell office:value-type="float" office:value="82">
                <text:p>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